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7.094cm" presentation:class="title" presentation:user-transformed="true">
          <draw:text-box>
            <text:p>Feasibililty Algorithm<text:line-break/>Descri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sibility fact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 a given function, if a large reward occurs at a small value of tau, we would want to reach it in our sequence. If it occurs at a large value of tau, the reward may not be worth the delay in reaching the value.</text:p>
              </text:list-item>
              <text:list-item>
                <text:p>Thus there is a tradeoff between the reward obtained and the value of tau at which occurs.</text:p>
              </text:list-item>
              <text:list-item>
                <text:p>Feasibility = reward(tau)/(T+tau)</text:p>
              </text:list-item>
              <text:list-item>
                <text:p>T is the length of the sequence to be found. </text:p>
              </text:list-item>
              <text:list-item>
                <text:p>Find the feasibility value for each of first T values of tau for each of the k functions. Thus, we have KT such valu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ateg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basic strategy of the algorithm is to attain as many entries in the sequence with the highest feasibility values.</text:p>
              </text:list-item>
              <text:list-item>
                <text:p>We start building the sequence from the fro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s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Call the sequence to be filled, sequence S.</text:p>
              </text:list-item>
              <text:list-item>
                <text:p>Let the entry with the highest feasibility value be (f_i, tau_a, reward(tau_j), feasibility).</text:p>
              </text:list-item>
              <text:list-item>
                <text:p>Play f_i in the (tau_a+1)th time slot. </text:p>
              </text:list-item>
              <text:list-item>
                <text:p>There are tau_a empty slots in between which need to be filled by using all functions except f_i. Call this S_1.</text:p>
              </text:list-item>
              <text:list-item>
                <text:p>There are empty slots from the time slot (tau_a+2) to the Tth time slot. Call this S_2. These can be filled with any function.</text:p>
              </text:list-item>
              <text:list-item>
                <text:p>These two subsequences will be filled using recursion. </text:p>
                <text:p>S = S_1 union (f_i) union S_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s to fun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he function which we call recursively to fill sequences requires the following inputs:</text:p>
              </text:list-header>
              <text:list-item>
                <text:p>The start and end time slots which need to be filled.</text:p>
              </text:list-item>
              <text:list-item>
                <text:p>The current state of the function set, i.e. the set of tau values of all the functions.</text:p>
              </text:list-item>
              <text:list-item>
                <text:p>The set of all functions that can be used to fill the time slo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ynamic feasibility values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itially, the tau values of all functions is 0. The initial feasibility values are calculated according to this.</text:p>
              </text:list-item>
              <text:list-item>
                <text:p>But when filling a subsequence, the initial tau values may not be all zero.</text:p>
              </text:list-item>
              <text:list-item>
                <text:p>This should change the feasibility values of the function.</text:p>
              </text:list-item>
              <text:list-item>
                <text:p>Let tau_0 be the initial tau value of a function before filling a subsequence. The feasibility of values that occur at tau&lt;tau_0 is zero, as they cannot be immediately accessed.</text:p>
              </text:list-item>
              <text:list-item>
                <text:p>The feasibility values need to be updated as:</text:p>
                <text:p>feasibility = reward(tau)/(T+tau-tau_0)</text:p>
              </text:list-item>
              <text:list-item>
                <text:p>These are the feasibility values which should be used when filling this subsequenc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lling S_1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t TAU be the set of tau values given as input to the function to fill sequence S. </text:p>
              </text:list-item>
              <text:list-item>
                <text:p>The same set of TAU values is given as input to the function to fill sequence S_1. </text:p>
              </text:list-item>
              <text:list-item>
                <text:p>The only difference is that the function f_i cannot be used to fill S_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ling S_2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_1 must be filled completely before starting to fill S_2. </text:p>
              </text:list-item>
              <text:list-item>
                <text:p>The tau values that are given as input to the function to fill S_2 must be calculated using S_1. </text:p>
              </text:list-item>
              <text:list-item>
                <text:p>Any function can be used to fill S_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ssue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There may arise a scenario in which no function can be used to fill remaining empty slots. This should not happen.</text:p>
              </text:list-item>
              <text:list-item>
                <text:p>Need to use the f_0 smartly to maximize the reward obtained.</text:p>
                <text:p>Probable solution:</text:p>
              </text:list-item>
              <text:list-item>
                <text:p>When we can use only one function to fill up a subsequence, we employ a different strategy to fill up the slots. </text:p>
              </text:list-item>
              <text:list-item>
                <text:p>Assuming these sequences will not be too long, brute force may perform satisfactorily to find the best subsequence, until a better solution is foun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 have tested the algorithm(without the dynamic feasibility) on a few sets of functions. </text:p>
              </text:list-item>
              <text:list-item>
                <text:p>It is performing well in some, and not so well in others.</text:p>
              </text:list-item>
              <text:list-item>
                <text:p>I thought of the dynamic feasibility option after seeing the problems encountered in these dry runs. </text:p>
              </text:list-item>
              <text:list-item>
                <text:p>It should improve the performance drastically, though I havent yet had the time to test it ou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y run examples</text:p>
          </draw:text-box>
        </draw:frame>
        <draw:frame presentation:style-name="pr3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>3 Functions, 10 Time Slots</text:p>
              </text:list-header>
              <text:list-item>
                <text:p>10 11 12 13 14 15 16 17 18 19</text:p>
              </text:list-item>
              <text:list-item>
                <text:p>20 21 22 23 24 25 26 27 28 29</text:p>
              </text:list-item>
              <text:list-item>
                <text:p>30 31 32 33 34 35 36 37 38 39</text:p>
              </text:list-item>
              <text:list-item>
                <text:p>Optimal: 3,3,3,3,3,3,3,3,3,3 with Reward=300</text:p>
              </text:list-item>
              <text:list-item>
                <text:p>Algo : 3,3,3,3,3,3,3,3,3,3 with Reward=300</text:p>
                <text:p/>
                <text:p>2 functions, 5 Time Slots: </text:p>
              </text:list-item>
              <text:list-item>
                <text:p>3 4 5 9 3</text:p>
              </text:list-item>
              <text:list-item>
                <text:p>6 7 8 6 5</text:p>
              </text:list-item>
              <text:list-item>
                <text:p>Optimal: 2,2,2,1,2 with Reward=34</text:p>
              </text:list-item>
              <text:list-item>
                <text:p>Algo B : 2,2,2,1,2 with Reward=3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y run examples</text:p>
          </draw:text-box>
        </draw:frame>
        <draw:frame presentation:style-name="pr3" draw:layer="layout" svg:width="25.199cm" svg:height="16cm" svg:x="1.4cm" svg:y="4cm" presentation:class="outline" presentation:user-transformed="true">
          <draw:text-box>
            <text:list text:style-name="L2">
              <text:list-header>
                <text:p>4 Functions, 6 Time Slots</text:p>
              </text:list-header>
              <text:list-item>
                <text:p>5 8 10 15 15 16</text:p>
              </text:list-item>
              <text:list-item>
                <text:p>6 9 11 13 13 12</text:p>
              </text:list-item>
              <text:list-item>
                <text:p>4 7 9 14 20 19</text:p>
              </text:list-item>
              <text:list-item>
                <text:p>6 6 4 7 8 12</text:p>
              </text:list-item>
              <text:list-item>
                <text:p>Optimal: 4,2,4,1,3,2 with Reward=69</text:p>
              </text:list-item>
              <text:list-item>
                <text:p>Algo : 4,4,2,1,3,2 with Reward=69</text:p>
                <text:p/>
                <text:p>4 Functions, 9 Time Slots</text:p>
              </text:list-item>
              <text:list-item>
                <text:p>5 8 10 15 15 16 18 20 22</text:p>
              </text:list-item>
              <text:list-item>
                <text:p>6 9 11 13 13 12 11 10 8 2</text:p>
              </text:list-item>
              <text:list-item>
                <text:p>4 7 9 14 20 19 19 18 18</text:p>
              </text:list-item>
              <text:list-item>
                <text:p>6 6 4 7 8 12 14 22 34</text:p>
              </text:list-item>
              <text:list-item>
                <text:p>Optimal: 2,3,2,1,2,2,3,1,4 with Reward=121</text:p>
              </text:list-item>
              <text:list-item>
                <text:p>Algo : 2,2,2,1,3,3,2,1,4 with Reward=11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y run examples</text:p>
          </draw:text-box>
        </draw:frame>
        <draw:frame presentation:style-name="pr3" draw:layer="layout" svg:width="25.199cm" svg:height="16cm" svg:x="1.4cm" svg:y="4cm" presentation:class="outline" presentation:user-transformed="true">
          <draw:text-box>
            <text:list text:style-name="L2">
              <text:list-header>
                <text:p>6 Functions, 7 Time Slots</text:p>
              </text:list-header>
              <text:list-item>
                <text:p>3 5 8 10 12 11 8</text:p>
              </text:list-item>
              <text:list-item>
                <text:p>5 7 10 15 14 9 7</text:p>
              </text:list-item>
              <text:list-item>
                <text:p>8 7 3 1 10 20 24</text:p>
              </text:list-item>
              <text:list-item>
                <text:p>3 4 7 10 12 23 24</text:p>
              </text:list-item>
              <text:list-item>
                <text:p>7 9 9 9 12 9 7</text:p>
              </text:list-item>
              <text:list-item>
                <text:p>4 6 8 8 10 8 8</text:p>
              </text:list-item>
              <text:list-item>
                <text:p>Optimal: 5,5,6,2,1,4,3 with Reward=96</text:p>
              </text:list-item>
              <text:list-item>
                <text:p>Algo B : 3,3,3,2,1,4,2 with Reward=84</text:p>
                <text:p/>
                <text:p>5 Functions, 8 Time Slots</text:p>
              </text:list-item>
              <text:list-item>
                <text:p>3 5 8 10 12 14 11 8</text:p>
              </text:list-item>
              <text:list-item>
                <text:p>5 5 7 10 15 14 9 7</text:p>
              </text:list-item>
              <text:list-item>
                <text:p>8 7 3 1 12 15 20 24</text:p>
              </text:list-item>
              <text:list-item>
                <text:p>3 4 7 10 12 23 24 2 </text:p>
              </text:list-item>
              <text:list-item>
                <text:p>4 6 8 15 17 10 8 8</text:p>
              </text:list-item>
              <text:list-item>
                <text:p>Optimal: 3,3,3,5,2,1,4,5 with Reward=107</text:p>
              </text:list-item>
              <text:list-item>
                <text:p>Algo B : 3,3,3,3,5,4,3,3 with Reward=83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09:56:57.303037075</meta:creation-date>
    <dc:date>2016-05-16T10:50:56.511977194</dc:date>
    <meta:editing-duration>PT30M23S</meta:editing-duration>
    <meta:editing-cycles>13</meta:editing-cycles>
    <meta:generator>LibreOffice/4.4.6.3$Linux_X86_64 LibreOffice_project/40m0$Build-3</meta:generator>
    <meta:document-statistic meta:object-count="72"/>
  </office:meta>
</office:document-meta>
</file>